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82cc2" officeooo:paragraph-rsid="00182cc2"/>
    </style:style>
    <style:style style:name="P2" style:family="paragraph" style:parent-style-name="Standard">
      <style:text-properties officeooo:rsid="001a9cfd" officeooo:paragraph-rsid="001a9cfd"/>
    </style:style>
    <style:style style:name="P3" style:family="paragraph" style:parent-style-name="Standard">
      <style:text-properties officeooo:rsid="001b707d" officeooo:paragraph-rsid="001b707d"/>
    </style:style>
    <style:style style:name="P4" style:family="paragraph" style:parent-style-name="Standard">
      <style:text-properties officeooo:rsid="001dd653" officeooo:paragraph-rsid="001dd653"/>
    </style:style>
    <style:style style:name="P5" style:family="paragraph" style:parent-style-name="Standard">
      <style:text-properties officeooo:rsid="001eee43" officeooo:paragraph-rsid="002093c1"/>
    </style:style>
    <style:style style:name="P6" style:family="paragraph" style:parent-style-name="Standard">
      <style:text-properties officeooo:rsid="0020e733" officeooo:paragraph-rsid="0020e733"/>
    </style:style>
    <style:style style:name="P7" style:family="paragraph" style:parent-style-name="Standard">
      <style:text-properties officeooo:rsid="0021fa3e" officeooo:paragraph-rsid="0021fa3e"/>
    </style:style>
    <style:style style:name="P8" style:family="paragraph" style:parent-style-name="Standard">
      <style:text-properties officeooo:rsid="0023a94d" officeooo:paragraph-rsid="0023a94d"/>
    </style:style>
    <style:style style:name="P9" style:family="paragraph" style:parent-style-name="Standard">
      <style:text-properties officeooo:rsid="00263986" officeooo:paragraph-rsid="00263986"/>
    </style:style>
    <style:style style:name="P10" style:family="paragraph" style:parent-style-name="Standard">
      <style:text-properties officeooo:rsid="00267f32" officeooo:paragraph-rsid="00267f32"/>
    </style:style>
    <style:style style:name="P11" style:family="paragraph" style:parent-style-name="Standard">
      <style:text-properties officeooo:rsid="00273382" officeooo:paragraph-rsid="00273382"/>
    </style:style>
    <style:style style:name="P12" style:family="paragraph" style:parent-style-name="Standard">
      <style:text-properties officeooo:rsid="0028d862" officeooo:paragraph-rsid="0028d862"/>
    </style:style>
    <style:style style:name="P13" style:family="paragraph" style:parent-style-name="Standard">
      <style:text-properties officeooo:rsid="00294053" officeooo:paragraph-rsid="00294053"/>
    </style:style>
    <style:style style:name="P14" style:family="paragraph" style:parent-style-name="Standard">
      <style:paragraph-properties fo:break-before="page"/>
      <style:text-properties officeooo:rsid="0023a94d" officeooo:paragraph-rsid="0023a94d"/>
    </style:style>
    <style:style style:name="T1" style:family="text">
      <style:text-properties officeooo:rsid="00198810"/>
    </style:style>
    <style:style style:name="T2" style:family="text">
      <style:text-properties officeooo:rsid="001d6dff"/>
    </style:style>
    <style:style style:name="T3" style:family="text">
      <style:text-properties officeooo:rsid="0020e733"/>
    </style:style>
    <style:style style:name="T4" style:family="text">
      <style:text-properties officeooo:rsid="0024a840"/>
    </style:style>
    <style:style style:name="T5" style:family="text">
      <style:text-properties officeooo:rsid="00267f32"/>
    </style:style>
    <style:style style:name="T6" style:family="text">
      <style:text-properties officeooo:rsid="002b7e3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WAP to copy one file data to N no of destination files.</text:p>
      <text:p text:style-name="P1"><text:s text:c="7"/>Note: provide file names through command line argumnets</text:p>
      <text:p text:style-name="P1">2. WAP to reverse the content of a file</text:p>
      <text:p text:style-name="P1">3. WAP to reverse the data word by word and store the result in same file?</text:p>
      <text:p text:style-name="P1">4.WAP to reverse the data line by line and store the result in same file?</text:p>
      <text:p text:style-name="P1">5.<text:span text:style-name="T1">WAP to sort the data in a file and store the result in same file?</text:span></text:p>
      <text:p text:style-name="P2">6.<text:span text:style-name="T1">WAP to sort the data in a file </text:span>word by word <text:span text:style-name="T1">and store the result in same file?</text:span></text:p>
      <text:p text:style-name="P2">7.<text:span text:style-name="T1">WAP to sort the data in a file </text:span>line by line <text:span text:style-name="T1">and store the result in same file?</text:span></text:p>
      <text:p text:style-name="P3">8.<text:span text:style-name="T2">WAP to delete a particular character in a file?</text:span></text:p>
      <text:p text:style-name="P4">9.<text:span text:style-name="T2">WAP to delete a particular </text:span>word<text:span text:style-name="T2"> in a file?</text:span></text:p>
      <text:p text:style-name="P5">10.<text:span text:style-name="T2">WAP to delete a particular line <text:s/>in a file?</text:span></text:p>
      <text:p text:style-name="P6">11.WAP to replace a particular charcater in a file?</text:p>
      <text:p text:style-name="P7">12.<text:span text:style-name="T3">WAP to replace a particular </text:span>word<text:span text:style-name="T3"> in a file?</text:span></text:p>
      <text:p text:style-name="P7">13.<text:span text:style-name="T3">WAP to replace a particular </text:span>line <text:span text:style-name="T3"><text:s/>in a file?</text:span></text:p>
      <text:p text:style-name="P8">14.<text:span text:style-name="T4">WAP to implement WC command in file?</text:span></text:p>
      <text:p text:style-name="P9">15.WAP to implement Grep command in file?</text:p>
      <text:p text:style-name="P10">16.WAP to merge two files into third file?</text:p>
      <text:p text:style-name="P10">17.WAP to merge two files result character by character into Third file?</text:p>
      <text:p text:style-name="P11">18.<text:span text:style-name="T5">WAP to merge two files result </text:span>word by word<text:span text:style-name="T5"> into Third file?</text:span></text:p>
      <text:p text:style-name="P12">19.<text:span text:style-name="T5">WAP to merge two files result </text:span>line by line<text:span text:style-name="T5"> into Third file?</text:span></text:p>
      <text:p text:style-name="P13">20.<text:span text:style-name="T6">WAP to convert the data in a file to opposite case?</text:span></text:p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11-19T11:55:17.866096969</meta:creation-date>
    <meta:editing-duration>PT7M29S</meta:editing-duration>
    <meta:editing-cycles>20</meta:editing-cycles>
    <meta:generator>LibreOffice/6.0.7.3$Linux_X86_64 LibreOffice_project/00m0$Build-3</meta:generator>
    <dc:date>2024-11-19T12:14:59.984532882</dc:date>
    <meta:document-statistic meta:table-count="0" meta:image-count="0" meta:object-count="0" meta:page-count="2" meta:paragraph-count="21" meta:word-count="235" meta:character-count="1188" meta:non-whitespace-character-count="965"/>
  </office:meta>
</office:document-meta>
</file>